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ohit Punjabi" svg:font-family="'Lohit Punjab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4941a"/>
    </style:style>
    <style:style style:name="P2" style:family="paragraph" style:parent-style-name="Standard">
      <style:text-properties fo:font-size="12pt" fo:font-weight="normal" officeooo:rsid="0004941a" officeooo:paragraph-rsid="0004941a" style:font-size-asian="10.5pt" style:font-weight-asian="normal" style:font-size-complex="12pt" style:font-weight-complex="normal"/>
    </style:style>
    <style:style style:name="P3" style:family="paragraph" style:parent-style-name="Standard">
      <style:text-properties fo:font-size="12pt" fo:font-weight="normal" officeooo:rsid="0006dccb" officeooo:paragraph-rsid="0006dccb" style:font-size-asian="10.5pt" style:font-weight-asian="normal" style:font-size-complex="12pt" style:font-weight-complex="normal"/>
    </style:style>
    <style:style style:name="P4" style:family="paragraph" style:parent-style-name="Standard">
      <style:text-properties fo:font-size="12pt" fo:font-weight="normal" officeooo:rsid="000858c7" officeooo:paragraph-rsid="000858c7" style:font-size-asian="10.5pt" style:font-weight-asian="normal" style:font-size-complex="12pt" style:font-weight-complex="normal"/>
    </style:style>
    <style:style style:name="P5" style:family="paragraph" style:parent-style-name="Standard">
      <style:text-properties fo:font-size="12pt" fo:font-weight="normal" officeooo:rsid="0009a578" officeooo:paragraph-rsid="000b6974" style:font-size-asian="10.5pt" style:font-weight-asian="normal" style:font-size-complex="12pt" style:font-weight-complex="normal"/>
    </style:style>
    <style:style style:name="P6" style:family="paragraph" style:parent-style-name="Standard">
      <style:text-properties fo:font-size="12pt" fo:font-weight="normal" officeooo:rsid="0009a578" officeooo:paragraph-rsid="000df256" style:font-size-asian="10.5pt" style:font-weight-asian="normal" style:font-size-complex="12pt" style:font-weight-complex="normal"/>
    </style:style>
    <style:style style:name="P7" style:family="paragraph" style:parent-style-name="Standard">
      <style:text-properties fo:font-size="12pt" fo:font-weight="normal" officeooo:rsid="000b6974" officeooo:paragraph-rsid="000b6974" style:font-size-asian="10.5pt" style:font-weight-asian="normal" style:font-size-complex="12pt" style:font-weight-complex="normal"/>
    </style:style>
    <style:style style:name="P8" style:family="paragraph" style:parent-style-name="Standard">
      <style:text-properties fo:font-size="12pt" fo:font-weight="normal" officeooo:rsid="000e4e09" officeooo:paragraph-rsid="000e4e09" style:font-size-asian="10.5pt" style:font-weight-asian="normal" style:font-size-complex="12pt" style:font-weight-complex="normal"/>
    </style:style>
    <style:style style:name="P9" style:family="paragraph" style:parent-style-name="Standard">
      <style:text-properties fo:font-size="12pt" fo:font-weight="normal" officeooo:rsid="00101376" officeooo:paragraph-rsid="00101376" style:font-size-asian="10.5pt" style:font-weight-asian="normal" style:font-size-complex="12pt" style:font-weight-complex="normal"/>
    </style:style>
    <style:style style:name="P10" style:family="paragraph" style:parent-style-name="Standard">
      <style:text-properties fo:font-size="12pt" fo:font-weight="normal" officeooo:rsid="000b6974" officeooo:paragraph-rsid="000b6974" fo:background-color="#ffffff" style:font-size-asian="10.5pt" style:font-weight-asian="normal" style:font-size-complex="12pt" style:font-weight-complex="normal"/>
    </style:style>
    <style:style style:name="P11" style:family="paragraph" style:parent-style-name="Standard">
      <style:text-properties fo:font-size="12pt" fo:font-weight="normal" officeooo:rsid="000c3861" officeooo:paragraph-rsid="000c3861" fo:background-color="#ffffff" style:font-size-asian="10.5pt" style:font-weight-asian="normal" style:font-size-complex="12pt" style:font-weight-complex="normal"/>
    </style:style>
    <style:style style:name="P12" style:family="paragraph" style:parent-style-name="Standard">
      <style:text-properties fo:font-size="12pt" fo:font-weight="normal" officeooo:rsid="000b6974" officeooo:paragraph-rsid="000b6974" fo:background-color="#dddddd" style:font-size-asian="10.5pt" style:font-weight-asian="normal" style:font-size-complex="12pt" style:font-weight-complex="normal"/>
    </style:style>
    <style:style style:name="P13" style:family="paragraph" style:parent-style-name="Standard">
      <style:text-properties fo:font-size="12pt" fo:font-weight="normal" officeooo:rsid="000c3861" officeooo:paragraph-rsid="000c3861" fo:background-color="#dddddd" style:font-size-asian="10.5pt" style:font-weight-asian="normal" style:font-size-complex="12pt" style:font-weight-complex="normal"/>
    </style:style>
    <style:style style:name="P14" style:family="paragraph" style:parent-style-name="Standard">
      <style:text-properties fo:font-size="12pt" fo:font-weight="normal" officeooo:rsid="00101376" officeooo:paragraph-rsid="00101376" fo:background-color="#dddddd" style:font-size-asian="10.5pt" style:font-weight-asian="normal" style:font-size-complex="12pt" style:font-weight-complex="normal"/>
    </style:style>
    <style:style style:name="P15" style:family="paragraph" style:parent-style-name="Standard">
      <style:text-properties fo:font-size="12pt" fo:font-weight="normal" officeooo:rsid="000e4e09" officeooo:paragraph-rsid="000e4e09" fo:background-color="#dddddd" style:font-size-asian="10.5pt" style:font-weight-asian="normal" style:font-size-complex="12pt" style:font-weight-complex="normal"/>
    </style:style>
    <style:style style:name="P16" style:family="paragraph" style:parent-style-name="Standard">
      <style:text-properties fo:font-size="14pt" fo:font-weight="bold" officeooo:rsid="0004941a" officeooo:paragraph-rsid="0004941a" style:font-size-asian="14pt" style:font-weight-asian="bold" style:font-size-complex="14pt" style:font-weight-complex="bold"/>
    </style:style>
    <style:style style:name="P17" style:family="paragraph" style:parent-style-name="Standard">
      <style:text-properties fo:font-size="14pt" fo:font-weight="normal" officeooo:rsid="000e4e09" officeooo:paragraph-rsid="000e4e09" style:font-size-asian="14pt" style:font-weight-asian="normal" style:font-size-complex="14pt" style:font-weight-complex="normal"/>
    </style:style>
    <style:style style:name="P18" style:family="paragraph" style:parent-style-name="Standard">
      <style:text-properties fo:font-size="14pt" fo:font-weight="normal" officeooo:rsid="000e4e09" officeooo:paragraph-rsid="000e4e09" fo:background-color="#dddddd" style:font-size-asian="14pt" style:font-weight-asian="normal" style:font-size-complex="14pt" style:font-weight-complex="normal"/>
    </style:style>
    <style:style style:name="P19" style:family="paragraph" style:parent-style-name="Standard">
      <style:text-properties style:font-name="Lohit Punjabi" fo:font-size="12pt" fo:font-weight="normal" officeooo:rsid="000858c7" officeooo:paragraph-rsid="000858c7" style:font-size-asian="10.5pt" style:font-weight-asian="normal" style:font-size-complex="12pt" style:font-weight-complex="normal"/>
    </style:style>
    <style:style style:name="P20" style:family="paragraph" style:parent-style-name="Standard">
      <style:text-properties style:font-name="Liberation Serif" fo:font-size="14pt" fo:font-weight="normal" officeooo:rsid="000858c7" officeooo:paragraph-rsid="000858c7" fo:background-color="#dddddd" style:font-size-asian="14pt" style:font-weight-asian="normal" style:font-size-complex="14pt" style:font-weight-complex="normal"/>
    </style:style>
    <style:style style:name="P21" style:family="paragraph" style:parent-style-name="Standard">
      <style:text-properties style:font-name="Liberation Serif" fo:font-size="14pt" officeooo:paragraph-rsid="000858c7" style:font-size-asian="14pt" style:font-size-complex="14pt"/>
    </style:style>
    <style:style style:name="P22" style:family="paragraph" style:parent-style-name="Standard">
      <style:text-properties fo:font-size="12pt" fo:font-weight="normal" officeooo:rsid="0004941a" officeooo:paragraph-rsid="0011905c" style:font-size-asian="10.5pt" style:font-weight-asian="normal" style:font-size-complex="12pt" style:font-weight-complex="normal"/>
    </style:style>
    <style:style style:name="T1" style:family="text">
      <style:text-properties fo:font-size="14pt" fo:font-weight="bold" officeooo:rsid="0004941a" style:font-size-asian="14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4cc18"/>
    </style:style>
    <style:style style:name="T5" style:family="text">
      <style:text-properties officeooo:rsid="0009a578"/>
    </style:style>
    <style:style style:name="T6" style:family="text">
      <style:text-properties fo:background-color="#dddddd" loext:char-shading-value="0"/>
    </style:style>
    <style:style style:name="T7" style:family="text">
      <style:text-properties officeooo:rsid="000b6974" fo:background-color="#dddddd" loext:char-shading-value="0"/>
    </style:style>
    <style:style style:name="T8" style:family="text">
      <style:text-properties officeooo:rsid="000b6974"/>
    </style:style>
    <style:style style:name="T9" style:family="text">
      <style:text-properties officeooo:rsid="000c3861"/>
    </style:style>
    <style:style style:name="T10" style:family="text">
      <style:text-properties officeooo:rsid="000df256"/>
    </style:style>
    <style:style style:name="T11" style:family="text">
      <style:text-properties style:font-name="Liberation Serif" fo:font-size="14pt" fo:background-color="#dddddd" loext:char-shading-value="0" style:font-size-asian="14pt" style:font-size-complex="14pt"/>
    </style:style>
    <style:style style:name="T12" style:family="text">
      <style:text-properties style:font-name="Liberation Serif" fo:font-size="14pt" officeooo:rsid="0009a578" fo:background-color="#dddddd" loext:char-shading-value="0" style:font-size-asian="14pt" style:font-size-complex="14pt"/>
    </style:style>
    <style:style style:name="T13" style:family="text">
      <style:text-properties fo:font-weight="normal" officeooo:rsid="000858c7" fo:background-color="#dddddd" loext:char-shading-value="0" style:font-weight-asian="normal" style:font-weight-complex="normal"/>
    </style:style>
    <style:style style:name="T14" style:family="text">
      <style:text-properties fo:font-weight="normal" officeooo:rsid="0009a578" fo:background-color="#dddddd" loext:char-shading-value="0"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63"/><text:span text:style-name="T1">Captive Portal </text:span></text:p>
      <text:p text:style-name="P16"/>
      <text:p text:style-name="P22">For realizing the captive portal, the services <text:span text:style-name="T2">nginx, php5-fpm, hostapd, dnsmasq </text:span><text:span text:style-name="T3">are required</text:span>. Install them. </text:p>
      <text:p text:style-name="P22"/>
      <text:p text:style-name="P22">To configure nginx and to make php work with it, follow the official <text:a xlink:type="simple" xlink:href="https://www.raspberrypi.org/documentation/remote-access/web-server/nginx.md" text:style-name="Internet_20_link" text:visited-style-name="Visited_20_Internet_20_Link">Raspberry Pi Doc</text:a> <text:span text:style-name="T4">for nginx and php</text:span>. </text:p>
      <text:p text:style-name="P3"/>
      <text:p text:style-name="P3">For configuring the pi in AP mode, follow this <text:a xlink:type="simple" xlink:href="https://brennanhm.ca/knowledgebase/2016/10/raspberry-pi-access-point-and-captive-portal-without-internet/" text:style-name="Internet_20_link" text:visited-style-name="Visited_20_Internet_20_Link">tutorial</text:a> till Configure Dnsmasq (Before Create Site Files) section. Now the nginx default page will open when any site is tried. As of now, there is no captive portal available. </text:p>
      <text:p text:style-name="P3"/>
      <text:p text:style-name="P3">The default file present in the location <text:span text:style-name="T6">/etc/nginx/sites-available/</text:span> is the configuration file that tells nginx where the files for the sites are available (root directory) and how to handle client requests. </text:p>
      <text:p text:style-name="P4">On opening the file, it can be seen that <text:span text:style-name="T6">/var/www/html/</text:span> is the root directory for keeping the site files. So place the files <text:span text:style-name="T6">openPLC.html</text:span>, <text:span text:style-name="T6">openPLC.php</text:span>, <text:span text:style-name="T6">openPLC.sh</text:span> and <text:span text:style-name="T6">replace.sh</text:span> in the root directory.</text:p>
      <text:p text:style-name="P4"/>
      <text:p text:style-name="P4">The line below the root <text:span text:style-name="T6">/var/www/html/</text:span> in the default configuration file contains the list of default files that the nginx will execute. Here replace the default file <text:span text:style-name="T6">nginx-debian.html</text:span> with <text:span text:style-name="T6">openPLC.html</text:span> to open that page. Add the following lines to the file for the captive portal.</text:p>
      <text:p text:style-name="P4"><text:s text:c="14"/></text:p>
      <text:p text:style-name="P20"><text:s text:c="13"/><text:span text:style-name="T5"># Redirects requests for /generate_204 to open the captive portal screen <text:s text:c="15"/></text:span></text:p>
      <text:p text:style-name="P20"><text:s text:c="18"/><text:span text:style-name="T5">location /generate_204 { <text:s text:c="88"/></text:span></text:p>
      <text:p text:style-name="P21"><text:span text:style-name="T13"><text:s text:c="30"/></text:span><text:span text:style-name="T14">return 302 http://openPLC.localner/openPLC.html <text:s text:c="30"/></text:span></text:p>
      <text:p text:style-name="P19"><text:span text:style-name="T11"><text:s text:c="18"/></text:span><text:span text:style-name="T12">} <text:s text:c="127"/></text:span><text:span text:style-name="T5"><text:s text:c="13"/></text:span></text:p>
      <text:p text:style-name="P2"/>
      <text:p text:style-name="P6">Now, the captive portal will open <text:span text:style-name="T10">when</text:span> connect<text:span text:style-name="T10">ed</text:span> to the hotspot on <text:span text:style-name="T10">a</text:span> phone or <text:span text:style-name="T10">a</text:span> PC. </text:p>
      <text:p text:style-name="P6"/>
      <text:p text:style-name="P6">The captive portal will ask the ssid and password of the network the pi should and connect to. Now the pi won’t connect to the network. This is because when we press submit in the captive portal, the php file in the back-end executes a shell script that tries to rewrite the /etc/network/interfaces file and the /etc/wpa_supplicant/wpa_supplicant.conf files for the pi to connect to the specified network. But this fails because nginx runs its server using its default user called <text:span text:style-name="T6">www-data</text:span> belonging to a default group called <text:span text:style-name="T6">www-data</text:span> and the users of this group don’t have the permission to write to the above mentioned files.</text:p>
      <text:p text:style-name="P5">Therefore, <text:span text:style-name="T8">the user and the group ownership of these files</text:span> <text:span text:style-name="T8">should be changed to </text:span><text:span text:style-name="T7">www-data</text:span><text:span text:style-name="T8">. </text:span></text:p>
      <text:p text:style-name="P7">Execute the following command: </text:p>
      <text:p text:style-name="P5"><text:s text:c="19"/></text:p>
      <text:p text:style-name="P5"><text:s text:c="30"/><text:span text:style-name="T7">sudo chown -R www-data:www-data /var/www/html</text:span></text:p>
      <text:p text:style-name="P12"/>
      <text:p text:style-name="P10">The above command will change the user and group ownership of all the files in the root directory. </text:p>
      <text:p text:style-name="P11">Similarly change the ownership for the two files (<text:span text:style-name="T6">wpa_supplicant.conf</text:span> and <text:span text:style-name="T6">interfaces</text:span>) that will be rewritten.</text:p>
      <text:p text:style-name="P11"><text:s text:c="28"/><text:span text:style-name="T6"><text:s/>sudo chown www-data:www-data /etc/network/interfaces</text:span></text:p>
      <text:p text:style-name="P11"><text:s text:c="17"/><text:span text:style-name="T6">sudo chown www-data:www-data /etc/wpa_supplicant/wpa_supplicant.conf</text:span></text:p>
      <text:p text:style-name="P13"/>
      <text:p text:style-name="P11"><text:soft-page-break/>The <text:span text:style-name="T6">replace.sh</text:span> script uses sed to rewrite files. sed creates a new copy of the file, edits it and replaces it with the existing file. Therefore we need to provide permissions for the directories containing these files as well. This is again done by <text:span text:style-name="T6">chown</text:span> command. </text:p>
      <text:p text:style-name="P11"/>
      <text:p text:style-name="P11">Appropriate limited read,write and execute permissions must be given to the files and the directories using <text:span text:style-name="T6">chmod</text:span> command.</text:p>
      <text:p text:style-name="P2"/>
      <text:p text:style-name="P8">Open /etc/wpa_supplicant/wpa_supplicant.conf and add the following lines at the bottom.</text:p>
      <text:p text:style-name="P8"/>
      <text:p text:style-name="P18"><text:s text:c="35"/># network={ <text:s text:c="107"/></text:p>
      <text:p text:style-name="P18"><text:s text:c="35"/># <text:s text:c="13"/>ssid=”default” <text:s text:c="78"/></text:p>
      <text:p text:style-name="P18"><text:s text:c="35"/># <text:s text:c="13"/>psk=”default” <text:s text:c="82"/></text:p>
      <text:p text:style-name="P17"><text:span text:style-name="T6"><text:s text:c="35"/># <text:s text:c="16"/>} <text:s text:c="85"/></text:span><text:s text:c="42"/></text:p>
      <text:p text:style-name="P17"/>
      <text:p text:style-name="P8">Open up /etc/network/interfaces file and edit it such that it looks like this.</text:p>
      <text:p text:style-name="P8"/>
      <text:p text:style-name="P14"><text:s text:c="19"/># interfaces(5) file used by ifup(8) and ifdown(8) <text:s text:c="80"/></text:p>
      <text:p text:style-name="P14"><text:s text:c="178"/></text:p>
      <text:p text:style-name="P14"><text:s text:c="18"/># Please note that this file is written to be used with dhcpcd <text:s text:c="64"/></text:p>
      <text:p text:style-name="P14"><text:s text:c="18"/># For static IP, consult /etc/dhcpcd.conf and 'man dhcpcd.conf' <text:s text:c="59"/></text:p>
      <text:p text:style-name="P14"><text:s text:c="178"/></text:p>
      <text:p text:style-name="P14"><text:s text:c="18"/># Include files from /etc/network/interfaces.d: <text:s text:c="84"/></text:p>
      <text:p text:style-name="P14"><text:s text:c="18"/>source-directory /etc/network/interfaces.d <text:s text:c="92"/></text:p>
      <text:p text:style-name="P14"><text:s text:c="177"/></text:p>
      <text:p text:style-name="P14"><text:s text:c="18"/>auto lo <text:s text:c="147"/></text:p>
      <text:p text:style-name="P14"><text:s text:c="18"/>iface lo inet loopback <text:s text:c="126"/></text:p>
      <text:p text:style-name="P14"><text:s text:c="177"/></text:p>
      <text:p text:style-name="P14"><text:s text:c="18"/>iface eth0 inet manual <text:s text:c="122"/></text:p>
      <text:p text:style-name="P14"><text:s text:c="177"/></text:p>
      <text:p text:style-name="P14"><text:s text:c="18"/>allow-hotplug wlan1 <text:s text:c="124"/></text:p>
      <text:p text:style-name="P14"><text:s text:c="18"/>iface wlan1 inet manual <text:s text:c="121"/></text:p>
      <text:p text:style-name="P14"><text:s text:c="17"/>wpa-conf /etc/wpa_supplicant/wpa_supplicant.conf <text:s text:c="76"/></text:p>
      <text:p text:style-name="P14"><text:s text:c="176"/></text:p>
      <text:p text:style-name="P14"><text:s text:c="17"/>allow-hotplug wlan0 <text:s text:c="128"/></text:p>
      <text:p text:style-name="P14"><text:s text:c="17"/>iface wlan0 inet static <text:s text:c="124"/></text:p>
      <text:p text:style-name="P14"><text:s text:c="17"/>#wpa-conf /etc/wpa_supplicant/wpa_supplicant.conf <text:s text:c="75"/></text:p>
      <text:p text:style-name="P14"><text:s text:c="17"/>address 192.168.1.1 <text:s text:c="128"/></text:p>
      <text:p text:style-name="P14"><text:s text:c="17"/>netmask 255.255.255.0 <text:s text:c="121"/></text:p>
      <text:p text:style-name="P14"><text:s text:c="17"/>network 192.168.1.0 <text:s text:c="128"/></text:p>
      <text:p text:style-name="P15"/>
      <text:p text:style-name="P9">Reboot pi. Connect to the hotspot.</text:p>
      <text:p text:style-name="P9"/>
      <text:p text:style-name="P2"><text:span text:style-name="T9">Now, on pressing submit in the captive portal, the pi will reboot and will connect to the network specified. </text:span><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ohit Punjabi" svg:font-family="'Lohit Punjab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4:47:29.215497482</meta:creation-date>
    <dc:date>2017-06-01T14:37:54.158254758</dc:date>
    <meta:editing-duration>PT30M32S</meta:editing-duration>
    <meta:editing-cycles>6</meta:editing-cycles>
    <meta:generator>LibreOffice/5.1.6.2$Linux_X86_64 LibreOffice_project/10m0$Build-2</meta:generator>
    <meta:document-statistic meta:table-count="0" meta:image-count="0" meta:object-count="0" meta:page-count="2" meta:paragraph-count="55" meta:word-count="578" meta:character-count="8078" meta:non-whitespace-character-count="3244"/>
  </office:meta>
</office:document-meta>
</file>